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Controller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ontroller.handleWith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AssertionTests.contentString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ntAssertionTests.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tentAssertionTests.contentAs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entAssertionTests.contentAs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entAssertionTests.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